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8pt" officeooo:rsid="0015ad91" officeooo:paragraph-rsid="0015ad91" style:font-size-asian="15.75pt" style:font-size-complex="18pt"/>
    </style:style>
    <style:style style:name="P2" style:family="paragraph" style:parent-style-name="Standard" style:list-style-name="L1">
      <style:text-properties fo:font-size="18pt" officeooo:rsid="0016fce4" officeooo:paragraph-rsid="0016fce4" style:font-size-asian="15.75pt" style:font-size-complex="18pt"/>
    </style:style>
    <style:style style:name="P3" style:family="paragraph" style:parent-style-name="Heading_20_2">
      <style:paragraph-properties fo:text-align="center" style:justify-single-word="false"/>
      <style:text-properties fo:font-size="22pt" officeooo:rsid="0015ad91" officeooo:paragraph-rsid="0015ad91" style:font-size-asian="22pt" style:font-size-complex="22pt"/>
    </style:style>
    <style:style style:name="T1" style:family="text">
      <style:text-properties officeooo:rsid="0018342f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Decorators</text:h>
      <text:list xml:id="list3932820997183913352" text:style-name="L1">
        <text:list-item>
          <text:p text:style-name="P1">This programe “Decorators” is for display gow the decorator is used in python</text:p>
        </text:list-item>
        <text:list-item>
          <text:p text:style-name="P1">it will contain some example and it will perform calculation of time of execution of function and it will display total time of execute function and perform some other example.</text:p>
        </text:list-item>
        <text:list-item>
          <text:p text:style-name="P2">It will enhance <text:s/>the functionality to another fun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5:48:31.746157448</meta:creation-date>
    <dc:date>2019-01-09T15:52:46.991633573</dc:date>
    <meta:editing-duration>PT4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5" meta:character-count="320" meta:non-whitespace-character-count="271"/>
  </office:meta>
</office:document-meta>
</file>